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9000001D04FEFA7E4AA44B996.png" manifest:media-type="image/png"/>
  <manifest:file-entry manifest:full-path="Pictures/10000AB500003FB800002FFFFBBD5EF0D58B412F.svg" manifest:media-type="image/svg+xml"/>
  <manifest:file-entry manifest:full-path="Pictures/10000201000000D5000000D62AC45B2ED9418B1F.png" manifest:media-type="image/png"/>
  <manifest:file-entry manifest:full-path="Pictures/10001E0B0000160F00001625C4013914ADAE8809.svg" manifest:media-type="image/svg+xml"/>
  <manifest:file-entry manifest:full-path="Pictures/100000000000002000000020B2FF2A327EABC87D.png" manifest:media-type="image/png"/>
  <manifest:file-entry manifest:full-path="Pictures/10000201000000D5000000D66C5A0CDFD843519D.png" manifest:media-type="image/png"/>
  <manifest:file-entry manifest:full-path="Pictures/10001DE20000160F00001625B548BC16238DA977.svg" manifest:media-type="image/svg+xml"/>
  <manifest:file-entry manifest:full-path="Pictures/20000D4500006E3E000052F84B49A3E8A683259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c5000b" draw:marker-start-width="0.379cm" draw:marker-end-width="0.379cm" draw:fill="none" draw:textarea-horizontal-align="justify" draw:textarea-vertical-align="middle" draw:auto-grow-height="false" fo:min-height="6.453cm" fo:min-width="3.32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288cm"/>
    </style:style>
    <style:style style:name="gr3" style:family="graphic" style:parent-style-name="standard">
      <style:graphic-properties svg:stroke-width="0.053cm" svg:stroke-color="#0084d1" draw:marker-start-width="0.379cm" draw:marker-end-width="0.379cm" draw:fill="none" draw:textarea-horizontal-align="justify" draw:textarea-vertical-align="middle" draw:auto-grow-height="false" fo:min-height="8.236cm" fo:min-width="13.411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4.066cm"/>
    </style:style>
    <style:style style:name="gr5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711cm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8cm" svg:stroke-color="#333333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3.558cm"/>
    </style:style>
    <style:style style:name="gr11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0.7cm" fo:padding-top="0.15cm" fo:padding-bottom="0.15cm" fo:padding-left="0.275cm" fo:padding-right="0.275cm" draw:shadow="visible" draw:shadow-offset-x="0.07cm" draw:shadow-offset-y="0.07cm" draw:shadow-opacity="75%"/>
    </style:style>
    <style:style style:name="gr12" style:family="graphic" style:parent-style-name="standard">
      <style:graphic-properties draw:stroke="solid" svg:stroke-width="0.053cm" svg:stroke-color="#c5000b" draw:marker-start-width="0.38cm" draw:marker-end-width="0.38cm" draw:fill-color="#c5000b" draw:textarea-horizontal-align="justify" draw:textarea-vertical-align="middle" draw:auto-grow-height="false" fo:min-height="0.071cm" fo:min-width="0.572cm" fo:padding-top="0.152cm" fo:padding-bottom="0.152cm" fo:padding-left="0.277cm" fo:padding-right="0.277cm" fo:wrap-option="no-wrap"/>
    </style:style>
    <style:style style:name="gr13" style:family="graphic" style:parent-style-name="standard">
      <style:graphic-properties svg:stroke-width="0.053cm" svg:stroke-color="#729fcf" draw:marker-start-width="0.379cm" draw:marker-end-width="0.379cm" draw:fill-color="#729fcf" draw:textarea-horizontal-align="justify" draw:textarea-vertical-align="middle" draw:auto-grow-height="false" fo:min-height="0.823cm" fo:min-width="2.197cm" fo:padding-top="0.151cm" fo:padding-bottom="0.151cm" fo:padding-left="0.276cm" fo:padding-right="0.276cm" fo:wrap-option="no-wrap"/>
    </style:style>
    <style:style style:name="gr14" style:family="graphic" style:parent-style-name="standard">
      <style:graphic-properties svg:stroke-width="0.053cm" svg:stroke-color="#579d1c" draw:marker-start-width="0.379cm" draw:marker-end-width="0.379cm" draw:fill-color="#579d1c" draw:textarea-horizontal-align="justify" draw:textarea-vertical-align="middle" draw:auto-grow-height="false" fo:min-height="0.823cm" fo:min-width="2.197cm" fo:padding-top="0.151cm" fo:padding-bottom="0.151cm" fo:padding-left="0.276cm" fo:padding-right="0.276cm" fo:wrap-option="no-wrap"/>
    </style:style>
    <style:style style:name="gr15" style:family="graphic" style:parent-style-name="standard">
      <style:graphic-properties svg:stroke-width="0.053cm" svg:stroke-color="#ff420e" draw:marker-start-width="0.379cm" draw:marker-end-width="0.379cm" draw:fill="none" draw:textarea-horizontal-align="justify" draw:textarea-vertical-align="middle" draw:auto-grow-height="false" fo:min-height="2.56cm" fo:min-width="3.86cm" fo:padding-top="0.151cm" fo:padding-bottom="0.151cm" fo:padding-left="0.276cm" fo:padding-right="0.276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87cm"/>
    </style:style>
    <style:style style:name="gr18" style:family="graphic" style:parent-style-name="standard">
      <style:graphic-properties svg:stroke-width="0.053cm" svg:stroke-color="#579d1c" draw:marker-start-width="0.379cm" draw:marker-end-width="0.379cm" draw:fill="none" draw:textarea-horizontal-align="justify" draw:textarea-vertical-align="middle" draw:auto-grow-height="false" fo:min-height="2.56cm" fo:min-width="3.86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796cm"/>
    </style:style>
    <style:style style:name="gr20" style:family="graphic" style:parent-style-name="standard">
      <style:graphic-properties svg:stroke-width="0.053cm" svg:stroke-color="#ff420e" draw:marker-start-width="0.379cm" draw:marker-end-width="0.379cm" draw:fill-color="#ffffff" draw:textarea-horizontal-align="justify" draw:textarea-vertical-align="middle" draw:auto-grow-height="false" fo:min-height="1.073cm" fo:min-width="6.573cm" fo:padding-top="0.151cm" fo:padding-bottom="0.151cm" fo:padding-left="0.276cm" fo:padding-right="0.276cm" fo:wrap-option="no-wrap"/>
    </style:style>
    <style:style style:name="gr21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1.95cm" fo:padding-top="0.15cm" fo:padding-bottom="0.15cm" fo:padding-left="0.275cm" fo:padding-right="0.275cm" draw:shadow="visible" draw:shadow-offset-x="0.07cm" draw:shadow-offset-y="0.07cm" draw:shadow-opacity="75%"/>
    </style:style>
    <style:style style:name="gr22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2.425cm" fo:padding-top="0.15cm" fo:padding-bottom="0.15cm" fo:padding-left="0.275cm" fo:padding-right="0.275cm" draw:shadow="visible" draw:shadow-offset-x="0.07cm" draw:shadow-offset-y="0.07cm" draw:shadow-opacity="75%"/>
    </style:style>
    <style:style style:name="gr23" style:family="graphic" style:parent-style-name="standard">
      <style:graphic-properties draw:stroke="none" svg:stroke-width="0.04cm" draw:marker-start-width="0.06cm" draw:marker-end-width="0.06cm" draw:fill="solid" draw:fill-color="#c5000b" draw:textarea-horizontal-align="justify" draw:textarea-vertical-align="middle" draw:auto-grow-height="false" fo:min-height="0cm" fo:min-width="0cm" fo:padding-top="0.145cm" fo:padding-bottom="0.145cm" fo:padding-left="0.12cm" fo:padding-right="0.12cm"/>
    </style:style>
    <style:style style:name="gr24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1.7cm" fo:padding-top="0.15cm" fo:padding-bottom="0.15cm" fo:padding-left="0.275cm" fo:padding-right="0.275cm" draw:shadow="visible" draw:shadow-offset-x="0.07cm" draw:shadow-offset-y="0.07cm" draw:shadow-opacity="75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579d1c" style:font-name="Hack1" fo:font-size="12pt" style:font-size-asian="12pt" style:font-size-complex="12pt"/>
    </style:style>
    <style:style style:name="P3" style:family="paragraph">
      <loext:graphic-properties draw:fill="none" draw:fill-color="#ffffff"/>
      <style:text-properties fo:color="#0084d1" style:font-name="Hack1" fo:font-size="16pt" style:font-size-asian="16pt" style:font-size-complex="16pt"/>
    </style:style>
    <style:style style:name="P4" style:family="paragraph">
      <loext:graphic-properties draw:fill="solid" draw:fill-color="#e6e6e6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</style:style>
    <style:style style:name="P6" style:family="paragraph">
      <loext:graphic-properties draw:fill="none" draw:fill-color="#ffffff"/>
      <style:text-properties style:font-name="Hack1" fo:font-size="16pt" style:font-size-asian="16pt" style:font-size-complex="16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text-properties fo:color="#c5000b" style:font-name="Hack1"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-color="#c5000b" draw:opacity="100%"/>
      <style:paragraph-properties fo:text-align="center"/>
      <style:text-properties fo:color="#ffffff" style:font-name="Hack1" fo:font-size="12pt" fo:text-shadow="none" fo:font-weight="normal" style:font-size-asian="12pt" style:font-weight-asian="normal" style:font-size-complex="12pt" style:font-weight-complex="normal"/>
    </style:style>
    <style:style style:name="P11" style:family="paragraph">
      <loext:graphic-properties draw:fill-color="#c5000b"/>
      <style:paragraph-properties fo:text-align="center"/>
      <style:text-properties fo:color="#ffffff" style:font-name="Hack1" fo:font-size="10.5pt" style:font-size-asian="10.5pt" style:font-size-complex="10.5pt"/>
    </style:style>
    <style:style style:name="P12" style:family="paragraph">
      <loext:graphic-properties draw:fill-color="#729fcf"/>
      <style:paragraph-properties fo:text-align="center"/>
      <style:text-properties style:font-name="Hack1" fo:font-size="10.5pt" style:font-size-asian="10.5pt" style:font-size-complex="10.5pt"/>
    </style:style>
    <style:style style:name="P13" style:family="paragraph">
      <loext:graphic-properties draw:fill-color="#579d1c"/>
      <style:paragraph-properties fo:text-align="center"/>
      <style:text-properties fo:color="#ffffff" style:font-name="Hack1" fo:font-size="10.5pt" style:font-size-asian="10.5pt" style:font-size-complex="10.5pt"/>
    </style:style>
    <style:style style:name="P14" style:family="paragraph">
      <loext:graphic-properties draw:fill="none" draw:fill-color="#ffffff"/>
      <style:text-properties fo:color="#ffffff" style:font-name="Hack1" fo:font-size="14pt" style:font-size-asian="14pt" style:font-size-complex="14pt"/>
    </style:style>
    <style:style style:name="P15" style:family="paragraph">
      <loext:graphic-properties draw:fill="none" draw:fill-color="#ffffff"/>
      <style:text-properties fo:color="#ff420e" style:font-name="Hack1" fo:font-size="12pt" style:font-size-asian="12pt" style:font-size-complex="12pt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  <style:text-properties style:font-name="Hack1" fo:font-size="14pt" style:font-size-asian="14pt" style:font-size-complex="14pt"/>
    </style:style>
    <style:style style:name="P18" style:family="paragraph">
      <loext:graphic-properties draw:fill="solid" draw:fill-color="#c5000b"/>
      <style:paragraph-properties fo:text-align="center"/>
    </style:style>
    <style:style style:name="T1" style:family="text">
      <style:text-properties fo:color="#579d1c" style:font-name="Hack1" fo:font-size="12pt" style:font-size-asian="12pt" style:font-size-complex="12pt"/>
    </style:style>
    <style:style style:name="T2" style:family="text">
      <style:text-properties fo:color="#0084d1" style:font-name="Hack1" fo:font-size="16pt" style:font-size-asian="16pt" style:font-size-complex="16pt"/>
    </style:style>
    <style:style style:name="T3" style:family="text">
      <style:text-properties style:font-name="Hack1" fo:font-size="16pt" style:font-size-asian="16pt" style:font-size-complex="16pt"/>
    </style:style>
    <style:style style:name="T4" style:family="text">
      <style:text-properties fo:color="#c5000b" style:font-name="Hack1" fo:font-size="14pt" style:font-size-asian="14pt" style:font-size-complex="14pt"/>
    </style:style>
    <style:style style:name="T5" style:family="text">
      <style:text-properties fo:color="#ffffff" style:font-name="Hack1" fo:font-size="12pt" fo:text-shadow="none" fo:font-weight="normal" style:font-size-asian="12pt" style:font-weight-asian="normal" style:font-size-complex="12pt" style:font-weight-complex="normal"/>
    </style:style>
    <style:style style:name="T6" style:family="text">
      <style:text-properties fo:color="#ffffff" style:font-name="Hack1" fo:font-size="10.5pt" style:font-size-asian="10.5pt" style:font-size-complex="10.5pt"/>
    </style:style>
    <style:style style:name="T7" style:family="text">
      <style:text-properties style:font-name="Hack1" fo:font-size="10.5pt" style:font-size-asian="10.5pt" style:font-size-complex="10.5pt"/>
    </style:style>
    <style:style style:name="T8" style:family="text">
      <style:text-properties fo:color="#ffffff" style:font-name="Hack1" fo:font-size="14pt" style:font-size-asian="14pt" style:font-size-complex="14pt"/>
    </style:style>
    <style:style style:name="T9" style:family="text">
      <style:text-properties fo:color="#ff420e" style:font-name="Hack1" fo:font-size="12pt" style:font-size-asian="12pt" style:font-size-complex="12pt"/>
    </style:style>
    <style:style style:name="T10" style:family="text">
      <style:text-properties style:font-name="Hack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6.875cm" svg:x="12cm" svg:y="3.625cm">
          <text:p/>
          <draw:enhanced-geometry svg:viewBox="0 0 21600 21600" draw:path-stretchpoint-x="10800" draw:path-stretchpoint-y="10800" draw:text-areas="?f3 ?f4 ?f5 ?f6" draw:type="round-rectangle" draw:modifiers="1117.52061984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788cm" svg:height="0.747cm" svg:x="4.575cm" svg:y="6.328cm">
          <draw:text-box>
            <text:p><text:span text:style-name="T1">vlan-vert</text:span></text:p>
          </draw:text-box>
        </draw:frame>
        <draw:custom-shape draw:style-name="gr3" draw:text-style-name="P1" draw:layer="layout" svg:width="14.175cm" svg:height="8.75cm" svg:x="2.075cm" svg:y="2.375cm">
          <text:p/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566cm" svg:height="0.903cm" svg:x="11.751cm" svg:y="2.377cm">
          <draw:text-box>
            <text:p><text:span text:style-name="T2">Système hôte</text:span></text:p>
          </draw:text-box>
        </draw:frame>
        <draw:g>
          <draw:path draw:style-name="gr5" draw:text-style-name="P4" draw:layer="layout" svg:width="4.601cm" svg:height="3.431cm" svg:x="14.99cm" svg:y="6.81cm" svg:viewBox="0 0 4602 3432" svg:d="M4096 2372c564 1014-792 935-1212 855-449 339-1012 226-1238-112-359 307-1456 351-1238-565-450-225-673-1015 113-1354-265-664 645-1029 1125-678 226-789 1206-598 1437 48 563-339 1718 177 1013 677 675 338 675 902 0 1129z">
            <text:p/>
          </draw:path>
          <draw:path draw:style-name="gr6" draw:text-style-name="P5" draw:layer="layout" svg:width="0.193cm" svg:height="0.31cm" svg:x="19.238cm" svg:y="9.308cm" svg:viewBox="0 0 194 311" svg:d="M89 0c54 108 87 204 105 292l-48 9-49 10c-15-79-47-167-97-268l45-21z">
            <text:p/>
          </draw:path>
          <draw:path draw:style-name="gr6" draw:text-style-name="P5" draw:layer="layout" svg:width="0.169cm" svg:height="0.305cm" svg:x="19.274cm" svg:y="9.713cm" svg:viewBox="0 0 170 306" svg:d="M170 0v19c0 58-8 109-23 156-17 49-39 93-68 131l-40-30-39-29c23-31 41-64 53-101 12-38 19-81 19-127v-15l48-2z">
            <text:p/>
          </draw:path>
          <draw:path draw:style-name="gr6" draw:text-style-name="P5" draw:layer="layout" svg:width="0.308cm" svg:height="0.222cm" svg:x="18.971cm" svg:y="10.024cm" svg:viewBox="0 0 309 223" svg:d="M309 74c-37 34-81 63-128 87s-97 45-150 62l-16-48-15-47c48-14 93-33 135-55 41-20 77-45 110-73l32 37z">
            <text:p/>
          </draw:path>
          <draw:path draw:style-name="gr6" draw:text-style-name="P5" draw:layer="layout" svg:width="0.308cm" svg:height="0.138cm" svg:x="18.594cm" svg:y="10.178cm" svg:viewBox="0 0 309 139" svg:d="M309 96c-97 23-199 36-302 43l-3-50-4-49c97-7 195-18 288-40l10 48z">
            <text:p/>
          </draw:path>
          <draw:path draw:style-name="gr6" draw:text-style-name="P5" draw:layer="layout" svg:width="0.302cm" svg:height="0.107cm" svg:x="18.196cm" svg:y="10.212cm" svg:viewBox="0 0 303 108" svg:d="M303 108h-60c-85 0-168-3-243-10l5-48 4-50c73 7 152 10 234 10 19 0 38 0 58-1l2 50z">
            <text:p/>
          </draw:path>
          <draw:path draw:style-name="gr6" draw:text-style-name="P5" draw:layer="layout" svg:width="0.292cm" svg:height="0.188cm" svg:x="17.814cm" svg:y="10.185cm" svg:viewBox="0 0 293 189" svg:d="M281 117c-36-4-68-9-97-14-45 31-91 61-136 86l-24-43-24-43c48-27 97-58 144-93l4-3c6-7 17-7 25-7 3 0 5 0 10 2 31 6 70 11 110 16l-5 49zM165 98c6 2 12 3 19 5 6-5 11-10 18-14l-29-39z">
            <text:p/>
          </draw:path>
          <draw:path draw:style-name="gr6" draw:text-style-name="P5" draw:layer="layout" svg:width="0.309cm" svg:height="0.183cm" svg:x="17.459cm" svg:y="10.33cm" svg:viewBox="0 0 310 184" svg:d="M310 89c-98 47-197 77-292 95l-9-48-9-49c88-17 178-44 269-87l21 45z">
            <text:p/>
          </draw:path>
          <draw:path draw:style-name="gr6" draw:text-style-name="P5" draw:layer="layout" svg:width="0.309cm" svg:height="0.126cm" svg:x="17.067cm" svg:y="10.403cm" svg:viewBox="0 0 310 127" svg:d="M310 124c-25 1-50 3-75 3-82 0-161-10-235-32l13-47 14-48c65 18 135 28 208 28 23 0 44-1 68-2l4 48z">
            <text:p/>
          </draw:path>
          <draw:path draw:style-name="gr6" draw:text-style-name="P5" draw:layer="layout" svg:width="0.294cm" svg:height="0.25cm" svg:x="16.712cm" svg:y="10.212cm" svg:viewBox="0 0 295 251" svg:d="M255 251c-97-42-183-105-255-184l37-34 37-33c61 69 137 123 221 160l-19 44z">
            <text:p/>
          </draw:path>
          <draw:path draw:style-name="gr6" draw:text-style-name="P5" draw:layer="layout" svg:width="0.309cm" svg:height="0.208cm" svg:x="16.407cm" svg:y="10.146cm" svg:viewBox="0 0 310 209" svg:d="M310 77c-39 31-82 57-132 79s-101 40-154 53l-12-48-12-48c48-12 94-27 137-46s79-41 112-67l30 38z">
            <text:p/>
          </draw:path>
          <draw:path draw:style-name="gr6" draw:text-style-name="P5" draw:layer="layout" svg:width="0.309cm" svg:height="0.107cm" svg:x="16.019cm" svg:y="10.276cm" svg:viewBox="0 0 310 108" svg:d="M310 98c-52 7-104 10-158 10-49 0-101-3-152-10l7-48 6-48c45 5 93 8 139 8 48 0 97-3 144-10l7 48z">
            <text:p/>
          </draw:path>
          <draw:path draw:style-name="gr6" draw:text-style-name="P5" draw:layer="layout" svg:width="0.311cm" svg:height="0.193cm" svg:x="15.627cm" svg:y="10.164cm" svg:viewBox="0 0 312 194" svg:d="M291 194c-102-21-202-58-291-108l24-43 24-43c81 45 171 78 264 98l-11 48z">
            <text:p/>
          </draw:path>
          <draw:path draw:style-name="gr6" draw:text-style-name="P5" draw:layer="layout" svg:width="0.268cm" svg:height="0.284cm" svg:x="15.329cm" svg:y="9.909cm" svg:viewBox="0 0 269 285" svg:d="M211 285c-84-64-158-141-211-235l43-24 43-26c47 82 109 149 183 204l-29 39z">
            <text:p/>
          </draw:path>
          <draw:path draw:style-name="gr6" draw:text-style-name="P5" draw:layer="layout" svg:width="0.145cm" svg:height="0.306cm" svg:x="15.23cm" svg:y="9.557cm" svg:viewBox="0 0 146 307" svg:d="M53 307c-34-87-53-187-53-297v-10h50l49 2v8c0 98 16 184 47 261l-47 19z">
            <text:p/>
          </draw:path>
          <draw:path draw:style-name="gr6" draw:text-style-name="P5" draw:layer="layout" svg:width="0.311cm" svg:height="0.251cm" svg:x="15.026cm" svg:y="9.236cm" svg:viewBox="0 0 312 252" svg:d="M212 213l45 5 5-10-49-7c-1 3-1 8-1 12zM309 224l-49-6h-3l-17 34c-88-43-170-106-240-185l37-34 37-33c61 69 132 125 209 163 2 1 3 1 3 2 0 10 14 10 19 18s7 16 7 25c0 2 0 3-2 6 0 4 0 6-1 10z">
            <text:p/>
          </draw:path>
          <draw:path draw:style-name="gr6" draw:text-style-name="P5" draw:layer="layout" svg:width="0.217cm" svg:height="0.308cm" svg:x="14.823cm" svg:y="8.912cm" svg:viewBox="0 0 218 309" svg:d="M138 309c-59-84-106-179-138-280l46-15 47-14c29 91 72 175 125 251l-40 28z">
            <text:p/>
          </draw:path>
          <draw:path draw:style-name="gr6" draw:text-style-name="P5" draw:layer="layout" svg:width="0.115cm" svg:height="0.311cm" svg:x="14.776cm" svg:y="8.529cm" svg:viewBox="0 0 116 312" svg:d="M21 312c-14-63-21-128-21-193 0-40 3-79 8-119l48 7 50 7c-5 34-8 70-8 105 0 59 7 116 18 174l-47 9z">
            <text:p/>
          </draw:path>
          <draw:path draw:style-name="gr6" draw:text-style-name="P5" draw:layer="layout" svg:width="0.215cm" svg:height="0.308cm" svg:x="14.804cm" svg:y="8.144cm" svg:viewBox="0 0 216 309" svg:d="M0 283c27-99 70-195 137-283l39 31 40 29c-59 79-98 161-120 249l-48-14z">
            <text:p/>
          </draw:path>
          <draw:path draw:style-name="gr6" draw:text-style-name="P5" draw:layer="layout" svg:width="0.292cm" svg:height="0.253cm" svg:x="15.008cm" svg:y="7.88cm" svg:viewBox="0 0 293 254" svg:d="M0 185c65-68 147-132 245-185l24 43 24 43c-89 50-163 106-221 168l-36-34z">
            <text:p/>
          </draw:path>
          <draw:path draw:style-name="gr6" draw:text-style-name="P5" draw:layer="layout" svg:width="0.153cm" svg:height="0.318cm" svg:x="15.295cm" svg:y="7.604cm" svg:viewBox="0 0 154 319" svg:d="M53 229l20 45 32-14-19-45c-11 4-22 9-33 14zM93 319l-20-45-13 5c-42-100-60-193-60-279h50 48c0 74 17 155 53 242 2 7 3 12 3 18 0 10-2 18-6 25s-10 13-18 19c-2 1-3 1-6 2-11 4-21 9-31 13z">
            <text:p/>
          </draw:path>
          <draw:path draw:style-name="gr6" draw:text-style-name="P5" draw:layer="layout" svg:width="0.22cm" svg:height="0.3cm" svg:x="15.305cm" svg:y="7.215cm" svg:viewBox="0 0 221 301" svg:d="M0 283c10-56 29-108 55-155s57-90 96-128l34 34 36 35c-32 32-59 68-79 106-22 39-37 81-45 126l-49-9z">
            <text:p/>
          </draw:path>
          <draw:path draw:style-name="gr6" draw:text-style-name="P5" draw:layer="layout" svg:width="0.308cm" svg:height="0.21cm" svg:x="15.536cm" svg:y="7.012cm" svg:viewBox="0 0 309 211" svg:d="M0 132c82-60 178-105 285-132l11 48 13 47c-93 24-179 64-251 116l-29-39z">
            <text:p/>
          </draw:path>
          <draw:path draw:style-name="gr6" draw:text-style-name="P5" draw:layer="layout" svg:width="0.311cm" svg:height="0.11cm" svg:x="15.922cm" svg:y="6.98cm" svg:viewBox="0 0 312 111" svg:d="M0 12c48-8 98-12 147-12 55 0 110 5 165 14l-9 49-8 48c-48-8-98-11-148-11-45 0-89 3-132 8l-7-48z">
            <text:p/>
          </draw:path>
          <draw:path draw:style-name="gr6" draw:text-style-name="P5" draw:layer="layout" svg:width="0.322cm" svg:height="0.238cm" svg:x="16.309cm" svg:y="7.016cm" svg:viewBox="0 0 323 239" svg:d="M27 0c97 27 191 70 276 130l-25 34 45 15c-1 3-1 5-3 6-1 4-2 7-3 11-29 89-10 13-19 18s-16 6-25 6-16-2-24-6c-1-1-2-1-4-3-75-53-158-91-245-115l13-48zM273 170l5-6-2-1-46-16c-2 2-2 6-2 8z">
            <text:p/>
          </draw:path>
          <draw:path draw:style-name="gr6" draw:text-style-name="P5" draw:layer="layout" svg:width="0.258cm" svg:height="0.287cm" svg:x="16.58cm" svg:y="6.82cm" svg:viewBox="0 0 259 288" svg:d="M0 243c24-49 53-94 88-135 33-40 70-76 111-108l29 40 31 38c-34 28-67 59-96 94-28 36-55 74-75 116l-45-22z">
            <text:p/>
          </draw:path>
          <draw:path draw:style-name="gr6" draw:text-style-name="P5" draw:layer="layout" svg:width="0.311cm" svg:height="0.186cm" svg:x="16.866cm" svg:y="6.66cm" svg:viewBox="0 0 312 187" svg:d="M0 101c91-53 192-86 296-101l7 48 9 50c-94 13-183 43-262 89l-24-43z">
            <text:p/>
          </draw:path>
          <draw:path draw:style-name="gr6" draw:text-style-name="P5" draw:layer="layout" svg:width="0.307cm" svg:height="0.136cm" svg:x="17.267cm" svg:y="6.65cm" svg:viewBox="0 0 308 137" svg:d="M0 0h29c93 0 188 14 279 43l-15 46-14 48c-82-26-166-39-250-39-8 0-17 0-26 2l-1-50z">
            <text:p/>
          </draw:path>
          <draw:path draw:style-name="gr6" draw:text-style-name="P5" draw:layer="layout" svg:width="0.299cm" svg:height="0.242cm" svg:x="17.632cm" svg:y="6.728cm" svg:viewBox="0 0 300 243" svg:d="M39 0c95 41 184 98 261 172l-33 36-34 35c-68-65-147-116-233-152l21-46z">
            <text:p/>
          </draw:path>
          <draw:path draw:style-name="gr6" draw:text-style-name="P5" draw:layer="layout" svg:width="0.217cm" svg:height="0.315cm" svg:x="17.928cm" svg:y="6.976cm" svg:viewBox="0 0 218 316" svg:d="M75 0c59 72 109 155 143 249l-23 8 23 41c-7 4-14 8-21 12s-16 6-24 6-17-2-25-6-14-10-19-18c-2-2-2-5-2-7-33-86-76-158-127-222l37-31zM173 266l22-9-1-3-23-43c-8 4-15 8-23 13z">
            <text:p/>
          </draw:path>
          <draw:path draw:style-name="gr6" draw:text-style-name="P5" draw:layer="layout" svg:width="0.308cm" svg:height="0.148cm" svg:x="18.196cm" svg:y="7.088cm" svg:viewBox="0 0 309 149" svg:d="M0 56c96-35 200-53 307-56l1 50 1 48c-96 3-189 19-276 51l-16-46z">
            <text:p/>
          </draw:path>
          <draw:path draw:style-name="gr6" draw:text-style-name="P5" draw:layer="layout" svg:width="0.309cm" svg:height="0.15cm" svg:x="18.598cm" svg:y="7.091cm" svg:viewBox="0 0 310 151" svg:d="M7 0c103 7 205 27 303 58l-15 45-14 48c-91-28-185-46-281-53l4-50z">
            <text:p/>
          </draw:path>
          <draw:path draw:style-name="gr6" draw:text-style-name="P5" draw:layer="layout" svg:width="0.307cm" svg:height="0.229cm" svg:x="18.969cm" svg:y="7.182cm" svg:viewBox="0 0 308 230" svg:d="M36 0c101 40 192 91 272 151l-31 40-29 39c-72-55-157-102-248-139l18-46z">
            <text:p/>
          </draw:path>
          <draw:path draw:style-name="gr6" draw:text-style-name="P5" draw:layer="layout" svg:width="0.237cm" svg:height="0.297cm" svg:x="19.284cm" svg:y="7.4cm" svg:viewBox="0 0 238 298" svg:d="M69 0c42 41 78 84 106 129 29 46 51 95 63 145l-46 11-49 13c-10-39-28-79-51-116-25-38-55-76-92-110l34-36z">
            <text:p/>
          </draw:path>
          <draw:path draw:style-name="gr6" draw:text-style-name="P5" draw:layer="layout" svg:width="0.197cm" svg:height="0.299cm" svg:x="19.339cm" svg:y="7.781cm" svg:viewBox="0 0 198 300" svg:d="M198 2c-1 49-11 101-32 151-19 48-50 98-91 147l-38-32-37-33c33-39 58-80 75-120 16-38 23-77 24-115l49 2z">
            <text:p/>
          </draw:path>
          <draw:path draw:style-name="gr6" draw:text-style-name="P5" draw:layer="layout" svg:width="0.271cm" svg:height="0.282cm" svg:x="19.353cm" svg:y="8.072cm" svg:viewBox="0 0 272 283" svg:d="M53 0c40 26 80 59 117 98 36 39 70 82 102 131l-42 27-41 27c-28-44-59-84-91-117s-65-61-98-83l27-42z">
            <text:p/>
          </draw:path>
          <draw:path draw:style-name="gr6" draw:text-style-name="P5" draw:layer="layout" svg:width="0.18cm" svg:height="0.31cm" svg:x="19.589cm" svg:y="8.392cm" svg:viewBox="0 0 181 311" svg:d="M88 0c46 92 80 194 93 298l-48 7-49 6c-12-92-43-183-84-266l43-22z">
            <text:p/>
          </draw:path>
          <draw:path draw:style-name="gr6" draw:text-style-name="P5" draw:layer="layout" svg:width="0.172cm" svg:height="0.308cm" svg:x="19.604cm" svg:y="8.794cm" svg:viewBox="0 0 173 309" svg:d="M173 2c-2 53-10 106-24 157-14 52-36 102-66 150l-42-28-41-27c24-38 43-80 55-122 12-43 18-87 19-132l49 2z">
            <text:p/>
          </draw:path>
          <draw:path draw:style-name="gr6" draw:text-style-name="P5" draw:layer="layout" svg:width="0.299cm" svg:height="0.237cm" svg:x="19.32cm" svg:y="9.118cm" svg:viewBox="0 0 300 238" svg:d="M300 69c-33 34-72 65-115 94s-93 53-149 75l-18-46-18-46c48-19 93-41 132-67 36-24 68-50 96-79l36 34z">
            <text:p/>
          </draw:path>
        </draw:g>
        <draw:frame draw:style-name="gr7" draw:text-style-name="P6" draw:layer="layout" svg:width="3.211cm" svg:height="0.903cm" svg:x="16.252cm" svg:y="7.276cm">
          <draw:text-box>
            <text:p><text:span text:style-name="T3">Internet</text:span></text:p>
          </draw:text-box>
        </draw:frame>
        <draw:frame draw:style-name="gr8" draw:text-style-name="P1" draw:layer="layout" svg:width="2.5cm" svg:height="2.51cm" svg:x="12.4cm" svg:y="5cm">
          <draw:image xlink:href="Pictures/10001DE20000160F00001625B548BC16238DA977.svg" xlink:type="simple" xlink:show="embed" xlink:actuate="onLoad">
            <text:p/>
          </draw:image>
          <draw:image xlink:href="Pictures/10000201000000D5000000D66C5A0CDFD843519D.png" xlink:type="simple" xlink:show="embed" xlink:actuate="onLoad"/>
        </draw:frame>
        <draw:line draw:style-name="gr9" draw:text-style-name="P1" draw:layer="layout" svg:x1="15cm" svg:y1="10cm" svg:x2="18.25cm" svg:y2="10cm">
          <text:p/>
        </draw:line>
        <draw:line draw:style-name="gr9" draw:text-style-name="P1" draw:layer="layout" svg:x1="5.625cm" svg:y1="8.375cm" svg:x2="8.875cm" svg:y2="8.875cm">
          <text:p/>
        </draw:line>
        <draw:frame draw:style-name="gr10" draw:text-style-name="P8" draw:layer="layout" svg:width="4.058cm" svg:height="1.411cm" svg:x="12.125cm" svg:y="3.575cm">
          <draw:text-box>
            <text:p><text:span text:style-name="T4">sous-système</text:span></text:p>
            <text:p text:style-name="P7"><text:span text:style-name="T4">réseau</text:span></text:p>
          </draw:text-box>
        </draw:frame>
        <draw:custom-shape draw:style-name="gr11" draw:text-style-name="P10" draw:layer="layout" svg:width="1.25cm" svg:height="0.5cm" svg:x="15.75cm" svg:y="9.675cm">
          <text:p text:style-name="P9"><text:span text:style-name="T5">eth0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126cm" svg:height="0.375cm" svg:x="7.451cm" svg:y="7.624cm">
          <text:p text:style-name="P9"><text:span text:style-name="T6">tap0</text:span></text:p>
          <draw:enhanced-geometry svg:viewBox="0 0 21600 21600" draw:mirror-horizontal="false" draw:type="line-callout-1" draw:modifiers="-9007.98580301686 53138.2978723404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2" draw:layer="layout" svg:width="2.749cm" svg:height="1.125cm" svg:x="15cm" svg:y="8.375cm">
          <text:p text:style-name="P9"><text:span text:style-name="T7">commutation</text:span></text:p>
          <text:p text:style-name="P9"><text:span text:style-name="T7">de circuit</text:span></text:p>
          <draw:enhanced-geometry svg:viewBox="0 0 21600 21600" draw:mirror-horizontal="false" draw:type="line-callout-1" draw:modifiers="-4312.14545454546 9188.6323268206 -1963.63636363636 10646.53641207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13" draw:layer="layout" svg:width="2.749cm" svg:height="1.125cm" svg:x="15cm" svg:y="5.2cm">
          <text:p text:style-name="P9"><text:span text:style-name="T6">commutation</text:span></text:p>
          <text:p text:style-name="P9"><text:span text:style-name="T6">de paquets</text:span></text:p>
          <draw:enhanced-geometry svg:viewBox="0 0 21600 21600" draw:mirror-horizontal="false" draw:type="line-callout-1" draw:modifiers="-4312.14545454546 13600.7104795737 -1963.63636363636 10646.53641207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1" draw:layer="layout" svg:width="4.5cm" svg:height="2.95cm" svg:x="2.8cm" svg:y="7.5cm">
          <text:p/>
          <draw:enhanced-geometry svg:viewBox="0 0 21600 21600" draw:path-stretchpoint-x="10800" draw:path-stretchpoint-y="10800" draw:text-areas="?f3 ?f4 ?f5 ?f6" draw:type="round-rectangle" draw:modifiers="1117.52061984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2.25cm" svg:height="1.698cm" svg:x="3.799cm" svg:y="7.651cm">
          <draw:image xlink:href="Pictures/20000D4500006E3E000052F84B49A3E8A6832590.svm" xlink:type="simple" xlink:show="embed" xlink:actuate="onLoad">
            <text:p/>
          </draw:image>
        </draw:frame>
        <draw:frame draw:style-name="gr17" draw:text-style-name="P14" draw:layer="layout" svg:width="1.687cm" svg:height="0.831cm" svg:x="4.008cm" svg:y="7.799cm">
          <draw:text-box>
            <text:p><text:span text:style-name="T8">clnt</text:span></text:p>
          </draw:text-box>
        </draw:frame>
        <draw:custom-shape draw:style-name="gr18" draw:text-style-name="P1" draw:layer="layout" svg:width="4.5cm" svg:height="2.95cm" svg:x="2.801cm" svg:y="4.001cm">
          <text:p/>
          <draw:enhanced-geometry svg:viewBox="0 0 21600 21600" draw:path-stretchpoint-x="10800" draw:path-stretchpoint-y="10800" draw:text-areas="?f3 ?f4 ?f5 ?f6" draw:type="round-rectangle" draw:modifiers="1117.52061984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2.25cm" svg:height="1.698cm" svg:x="3.8cm" svg:y="4.152cm">
          <draw:image xlink:href="Pictures/20000D4500006E3E000052F84B49A3E8A6832590.svm" xlink:type="simple" xlink:show="embed" xlink:actuate="onLoad">
            <text:p/>
          </draw:image>
        </draw:frame>
        <draw:frame draw:style-name="gr17" draw:text-style-name="P14" draw:layer="layout" svg:width="1.687cm" svg:height="0.831cm" svg:x="4.009cm" svg:y="4.3cm">
          <draw:text-box>
            <text:p><text:span text:style-name="T8">clnt</text:span></text:p>
          </draw:text-box>
        </draw:frame>
        <draw:line draw:style-name="gr9" draw:text-style-name="P1" draw:layer="layout" svg:x1="5.75cm" svg:y1="4.875cm" svg:x2="9.5cm" svg:y2="8.375cm">
          <text:p/>
        </draw:line>
        <draw:frame draw:style-name="gr19" draw:text-style-name="P15" draw:layer="layout" svg:width="3.296cm" svg:height="0.747cm" svg:x="4.037cm" svg:y="9.75cm">
          <draw:text-box>
            <text:p><text:span text:style-name="T9">vlan-orange</text:span></text:p>
          </draw:text-box>
        </draw:frame>
        <draw:custom-shape draw:style-name="gr20" draw:text-style-name="P17" draw:layer="layout" svg:width="7.125cm" svg:height="1.375cm" svg:x="2.997cm" svg:y="1.375cm">
          <text:p text:style-name="P16"><text:span text:style-name="T10">Routage inter-VLAN dans</text:span></text:p>
          <text:p text:style-name="P16"><text:span text:style-name="T10">une instance virtuelle</text:span></text:p>
          <draw:enhanced-geometry svg:viewBox="0 0 21600 21600" draw:mirror-horizontal="true" draw:type="line-callout-2" draw:modifiers="-1518.60791467864 40735.4651162791 -1518.60791467864 19637.7906976744 -751.726073533539 8712.209302325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9" draw:text-style-name="P1" draw:layer="layout" svg:x1="10.5cm" svg:y1="8.675cm" svg:x2="13cm" svg:y2="8.675cm">
          <text:p/>
        </draw:line>
        <draw:line draw:style-name="gr9" draw:text-style-name="P1" draw:layer="layout" svg:x1="9.75cm" svg:y1="8.25cm" svg:x2="9.75cm" svg:y2="5.125cm">
          <text:p/>
        </draw:line>
        <draw:frame draw:style-name="gr8" draw:text-style-name="P1" draw:layer="layout" svg:width="3cm" svg:height="3.01cm" svg:x="8.125cm" svg:y="2.94cm">
          <draw:image xlink:href="Pictures/10001E0B0000160F00001625C4013914ADAE8809.svg" xlink:type="simple" xlink:show="embed" xlink:actuate="onLoad">
            <text:p/>
          </draw:image>
          <draw:image xlink:href="Pictures/10000201000000D5000000D62AC45B2ED9418B1F.png" xlink:type="simple" xlink:show="embed" xlink:actuate="onLoad"/>
        </draw:frame>
        <draw:custom-shape draw:style-name="gr11" draw:text-style-name="P10" draw:layer="layout" svg:width="1.25cm" svg:height="0.5cm" svg:x="9.375cm" svg:y="4.95cm">
          <text:p text:style-name="P9"><text:span text:style-name="T5">eth0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2.5cm" svg:height="0.5cm" svg:x="8.275cm" svg:y="5.65cm">
          <text:p text:style-name="P9"><text:span text:style-name="T5">eth0.ver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" draw:text-style-name="P10" draw:layer="layout" svg:width="2.975cm" svg:height="0.5cm" svg:x="8.275cm" svg:y="6.383cm">
          <text:p text:style-name="P9"><text:span text:style-name="T5">eth0.orang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" draw:text-style-name="P18" draw:layer="layout" svg:width="0.25cm" svg:height="0.25cm" svg:x="9.625cm" svg:y="7.57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" draw:text-style-name="P11" draw:layer="layout" svg:width="1.126cm" svg:height="0.375cm" svg:x="10.749cm" svg:y="7.075cm">
          <text:p text:style-name="P9"><text:span text:style-name="T6">trunk</text:span></text:p>
          <draw:enhanced-geometry svg:viewBox="0 0 21600 21600" draw:mirror-horizontal="false" draw:mirror-vertical="false" draw:type="line-callout-1" draw:modifiers="-16156.876663709 31997.8723404255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8" draw:text-style-name="P1" draw:layer="layout" svg:width="2.2cm" svg:height="1.66cm" svg:x="8.625cm" svg:y="8.14cm">
          <draw:image xlink:href="Pictures/10000AB500003FB800002FFFFBBD5EF0D58B412F.svg" xlink:type="simple" xlink:show="embed" xlink:actuate="onLoad">
            <text:p/>
          </draw:image>
          <draw:image xlink:href="Pictures/1000020100000269000001D04FEFA7E4AA44B996.png" xlink:type="simple" xlink:show="embed" xlink:actuate="onLoad"/>
        </draw:frame>
        <draw:custom-shape draw:style-name="gr12" draw:text-style-name="P11" draw:layer="layout" svg:width="1.126cm" svg:height="0.375cm" svg:x="7.25cm" svg:y="4.875cm">
          <text:p text:style-name="P9"><text:span text:style-name="T6">tap1</text:span></text:p>
          <draw:enhanced-geometry svg:viewBox="0 0 21600 21600" draw:mirror-horizontal="false" draw:type="line-callout-1" draw:modifiers="-9007.98580301686 53138.2978723404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8" draw:text-style-name="P1" draw:layer="layout" svg:width="2.2cm" svg:height="1.66cm" svg:x="12.65cm" svg:y="7.915cm">
          <draw:image xlink:href="Pictures/10000AB500003FB800002FFFFBBD5EF0D58B412F.svg" xlink:type="simple" xlink:show="embed" xlink:actuate="onLoad">
            <text:p/>
          </draw:image>
          <draw:image xlink:href="Pictures/1000020100000269000001D04FEFA7E4AA44B996.png" xlink:type="simple" xlink:show="embed" xlink:actuate="onLoad"/>
        </draw:frame>
        <draw:custom-shape draw:style-name="gr24" draw:text-style-name="P10" draw:layer="layout" svg:width="2.25cm" svg:height="0.5cm" svg:x="12.25cm" svg:y="9.075cm">
          <text:p text:style-name="P9"><text:span text:style-name="T5">swd-hos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126cm" svg:height="0.375cm" svg:x="11.828cm" svg:y="7.865cm">
          <text:p text:style-name="P9"><text:span text:style-name="T6">patch</text:span></text:p>
          <draw:enhanced-geometry svg:viewBox="0 0 21600 21600" draw:mirror-horizontal="false" draw:mirror-vertical="false" draw:type="line-callout-1" draw:modifiers="-14106.1224489796 46302.1276595745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1" draw:fill="none" draw:fill-gradient-name="Gradient_20_7" draw:fill-hatch-name="Hatching_20_1" draw:fill-image-name="Bitmape_20_1" draw:end-line-spacing-horizontal="-0.6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 draw:end-line-spacing-horizontal="-0.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5-10-17T19:14:57.463602151</dc:date>
    <meta:editing-duration>PT18H48M45S</meta:editing-duration>
    <meta:editing-cycles>97</meta:editing-cycles>
    <meta:generator>LibreOffice/5.0.3.1$Linux_X86_64 LibreOffice_project/00m0$Build-1</meta:generator>
    <meta:document-statistic meta:object-count="75"/>
  </office:meta>
</office:document-meta>
</file>